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3" style:family="paragraph" style:parent-style-name="Standard" style:list-style-name="WWNum1">
      <style:paragraph-properties fo:margin-left="0.5in" fo:margin-right="0in" fo:line-height="100%" fo:text-indent="-0.25in" style:auto-text-indent="false"/>
    </style:style>
    <style:style style:name="P4" style:family="paragraph" style:parent-style-name="Standard" style:list-style-name="WWNum2">
      <style:paragraph-properties fo:margin-left="0.5in" fo:margin-right="0in" fo:line-height="100%" fo:text-indent="-0.25in" style:auto-text-indent="false"/>
    </style:style>
    <style:style style:name="P5" style:family="paragraph" style:parent-style-name="Standard">
      <style:paragraph-properties fo:margin-left="0.5in" fo:margin-right="0in" fo:line-height="100%" fo:text-indent="0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in" fo:margin-right="0in" fo:line-height="100%" fo:text-indent="0in" style:auto-text-indent="false"/>
    </style:style>
    <style:style style:name="P7" style:family="paragraph" style:parent-style-name="Standard">
      <style:paragraph-properties fo:margin-left="0in" fo:margin-right="0in" fo:line-height="100%" fo:text-indent="0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master-page-name="Standard">
      <style:paragraph-properties fo:line-height="100%"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text-underline-style="none"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AREA PROG02 <text:tab/><text:tab/><text:tab/><text:tab/><text:tab/><text:tab/>DAVID RODRÍGUEZ PÉREZ</text:span></text:p>
      <text:p text:style-name="P2"/>
      <text:p text:style-name="P2"/>
      <text:p text:style-name="P2"/>
      <text:p text:style-name="P1"><text:span text:style-name="T1">EJ1.</text:span></text:p>
      <text:p text:style-name="P2"/>
      <text:list xml:id="list3529038502" text:style-name="WWNum1">
        <text:list-item>
          <text:p text:style-name="P3"><text:span text:style-name="T1">mi variable : no es válido ya que no se aceptan espacios en blanco.</text:span></text:p>
        </text:list-item>
        <text:list-item>
          <text:p text:style-name="P3"><text:span text:style-name="T1">num_de_cte: es válido ya que comienza con letras y se permiten los guiones bajos.</text:span></text:p>
        </text:list-item>
        <text:list-item>
          <text:p text:style-name="P3"><text:span text:style-name="T1">____programa : es válido ya que se permite el uso de guiones bajos.</text:span></text:p>
        </text:list-item>
        <text:list-item>
          <text:p text:style-name="P3"><text:span text:style-name="T1">$alguna : es válido ya que se permite el uso de el caracter $.</text:span></text:p>
        </text:list-item>
        <text:list-item>
          <text:p text:style-name="P3"><text:span text:style-name="T1">3tema: no es válido ya que no se permite el uso de números como primer caracter.</text:span></text:p>
        </text:list-item>
        <text:list-item>
          <text:p text:style-name="P3"><text:span text:style-name="T1">cierto?: no es válido ya que no se permite el uso de símbolos especiales.</text:span></text:p>
        </text:list-item>
        <text:list-item>
          <text:p text:style-name="P3"><text:span text:style-name="T1">númerodeCliente: no es válido ya que contiene una tilde y se considera caracter especial.</text:span></text:p>
        </text:list-item>
        <text:list-item>
          <text:p text:style-name="P3"><text:span text:style-name="T1">jose~ : no es válido ya que es un símbolo especial.</text:span></text:p>
        </text:list-item>
        <text:list-item>
          <text:p text:style-name="P3"><text:span text:style-name="T1">año: no se válido, no se permite el uso de ñ.</text:span></text:p>
        </text:list-item>
        <text:list-item>
          <text:p text:style-name="P3"><text:span text:style-name="T1">PI:es válido y está bien escrito en caso de ser una constante.</text:span></text:p>
        </text:list-item>
        <text:list-item>
          <text:p text:style-name="P3"><text:span text:style-name="T1">int: no válido ya que int es una definición de tipo y es una palabra reservada.</text:span></text:p>
        </text:list-item>
      </text:list>
      <text:p text:style-name="P2"/>
      <text:p text:style-name="P2"/>
      <text:p text:style-name="P2"/>
      <text:p text:style-name="P5"/>
      <text:p text:style-name="P2"/>
      <text:p text:style-name="P1"><text:span text:style-name="T1">EJ2.</text:span></text:p>
      <text:p text:style-name="P5"/>
      <text:p text:style-name="P6"><text:span text:style-name="T1">a. boolean estaCasado; // el boolean ocupa 1 bit y es adecuado para indicar verdadero o falso</text:span></text:p>
      <text:p text:style-name="P7"><text:soft-page-break/></text:p>
      <text:p text:style-name="P6"><text:span text:style-name="T1">b. final int maximo; // el int ocupa 4 bytes y se encuentra en el rango de valores de -2,147,483,648 a 2,147,483,647</text:span></text:p>
      <text:p text:style-name="P7"/>
      <text:p text:style-name="P6"><text:span text:style-name="T1">c. byte diaSemana; // ocupa 1 byte, está dentro del rango de -128 a 127, es suficiente para representar días de la semana</text:span></text:p>
      <text:p text:style-name="P7"/>
      <text:p text:style-name="P6"><text:span text:style-name="T1">d. short diaAnio; // ocupa 2 bytes, está dentro del rango ya que nunca pasa de 32,767</text:span></text:p>
      <text:p text:style-name="P7"/>
      <text:p text:style-name="P6"><text:span text:style-name="T1">e. char sexo; // char ocupa 2 bytes y es adecuado para almacenar un solo carácter</text:span></text:p>
      <text:p text:style-name="P7"/>
      <text:p text:style-name="P6"><text:span text:style-name="T1">f. long milisegundos; // long ocupa 8 bytes y es necesario para un número tan grande, se usa L al final para que no se trate como int</text:span></text:p>
      <text:p text:style-name="P7"/>
      <text:p text:style-name="P6"><text:span text:style-name="T1">g. double totalFactura; // double ocupa 8 bytes y es adecuado porque el número podría no ser un entero</text:span></text:p>
      <text:p text:style-name="P7"/>
      <text:p text:style-name="P6"><text:span text:style-name="T1">h. long poblacionMundial; // long ocupa 8 bytes, adecuado para un número tan grande, se usa L para que no se trate como int</text:span></text:p>
      <text:p text:style-name="P7"/>
      <text:p text:style-name="P7"/>
      <text:p text:style-name="P7"/>
      <text:p text:style-name="P7"/>
      <text:p text:style-name="P7"/>
      <text:p text:style-name="P7"/>
      <text:p text:style-name="P7"/>
      <text:p text:style-name="P7"/>
      <text:p text:style-name="P7"/>
      <text:p text:style-name="P7"/>
      <text:p text:style-name="P6"><text:span text:style-name="T1">EJ4.</text:span></text:p>
      <text:p text:style-name="P7"/>
      <text:list xml:id="list589195490" text:style-name="WWNum2">
        <text:list-item>
          <text:p text:style-name="P4"><text:soft-page-break/><text:span text:style-name="T1">Error 1; en las 4 primeras líneas se indican comentarios, pero estos no están correctamente envueltos en los posibles caracteres para indicar comentarios.</text:span></text:p>
        </text:list-item>
        <text:list-item>
          <text:p text:style-name="P4"><text:span text:style-name="T1">Error 2: al declarar la clase en la línea 5 no se comienza el nombre de la clase con letra mayúscula (esto no es un error al uso pero falla en la convención de Java).</text:span></text:p>
        </text:list-item>
        <text:list-item>
          <text:p text:style-name="P4"><text:span text:style-name="T1">Error 3: línea 6, al declarar el método main no se envuelve el bloque de código en llaves, por tanto todo el bloque de código hasta el final fallará. Además que en la declaración no está bien definido el método, le falta void.</text:span></text:p>
        </text:list-item>
        <text:list-item>
          <text:p text:style-name="P4"><text:span text:style-name="T1">Error 4: al declarar f1 en la línea 9, no se le pasa f para indicar que el literal numérico es de tipo float, por tanto lo tratará por defecto como un int y fallará.</text:span></text:p>
        </text:list-item>
        <text:list-item>
          <text:p text:style-name="P4"><text:span text:style-name="T1">Error 5: línea 11, la concatenación no se realiza con “,”, se debe realizar con “+”.</text:span></text:p>
        </text:list-item>
        <text:list-item>
          <text:p text:style-name="P4"><text:span text:style-name="T1">Error 6: línea 14, no se indica el tercer argumento para el resultado de x/y.</text:span></text:p>
        </text:list-item>
        <text:list-item>
          <text:p text:style-name="P4"><text:span text:style-name="T1">Error 7: en la última línea falta el punto y coma.</text:span></text:p>
        </text:list-item>
      </text:list>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0" meta:word-count="519" meta:character-count="2613" meta:non-whitespace-character-count="2136"/>
    <meta:generator>LibreOfficeDev/6.0.5.2$Linux_X86_64 LibreOffice_project/</meta:generator>
  </office:meta>
</office:document-meta>
</file>